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19F8EE8BF62FAC2B818.png" manifest:media-type="image/png"/>
  <manifest:file-entry manifest:full-path="Pictures/10000001000007350000014871AC3962FB2BF151.png" manifest:media-type="image/png"/>
  <manifest:file-entry manifest:full-path="Pictures/10000001000007350000019A6A47263EA8D07C80.png" manifest:media-type="image/png"/>
  <manifest:file-entry manifest:full-path="Pictures/10000001000007350000026FD54A789F671F6E7D.png" manifest:media-type="image/png"/>
  <manifest:file-entry manifest:full-path="Pictures/100000010000063800000207B259C326A17CDA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f619a" officeooo:paragraph-rsid="001270ba" style:font-size-asian="15.75pt" style:font-size-complex="18pt"/>
    </style:style>
    <style:style style:name="P2" style:family="paragraph" style:parent-style-name="Standard">
      <style:text-properties fo:font-size="18pt" officeooo:rsid="0013ebef" officeooo:paragraph-rsid="0013ebef" style:font-size-asian="15.75pt" style:font-size-complex="18pt"/>
    </style:style>
    <style:style style:name="P3" style:family="paragraph" style:parent-style-name="Standard">
      <style:text-properties fo:font-size="18pt" fo:font-weight="bold" officeooo:rsid="000f619a" officeooo:paragraph-rsid="000f619a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f619a" officeooo:paragraph-rsid="001270ba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6cf23" officeooo:paragraph-rsid="0016cf23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style:font-size-asian="15.75pt" style:font-size-complex="18pt"/>
    </style:style>
    <style:style style:name="P7" style:family="paragraph" style:parent-style-name="Standard">
      <style:text-properties fo:font-size="18pt" officeooo:rsid="0016cf23" officeooo:paragraph-rsid="0016cf23" style:font-size-asian="15.75pt" style:font-size-complex="18pt"/>
    </style:style>
    <style:style style:name="P8" style:family="paragraph" style:parent-style-name="Standard">
      <style:text-properties fo:font-size="18pt" officeooo:rsid="000f619a" officeooo:paragraph-rsid="001270ba" style:font-size-asian="15.75pt" style:font-size-complex="18pt"/>
    </style:style>
    <style:style style:name="P9" style:family="paragraph" style:parent-style-name="Standard">
      <style:text-properties fo:font-size="18pt" fo:font-weight="normal" officeooo:rsid="000f619a" officeooo:paragraph-rsid="000f619a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619a" style:font-weight-asian="bold" style:font-weight-complex="bold"/>
    </style:style>
    <style:style style:name="T3" style:family="text">
      <style:text-properties fo:font-weight="bold" officeooo:rsid="0016cf23" style:font-weight-asian="bold" style:font-weight-complex="bold"/>
    </style:style>
    <style:style style:name="T4" style:family="text">
      <style:text-properties fo:font-size="22pt" fo:font-weight="bold" officeooo:rsid="000f619a" style:font-size-asian="22pt" style:font-weight-asian="bold" style:font-size-complex="22pt" style:font-weight-complex="bold"/>
    </style:style>
    <style:style style:name="T5" style:family="text">
      <style:text-properties fo:color="#c9211e" loext:opacity="100%" fo:font-size="22pt" fo:font-weight="bold" officeooo:rsid="000f619a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span text:style-name="T5">SQL Assignment 06</text:span></text:p>
      <text:p text:style-name="P7"><text:span text:style-name="T2">U</text:span><text:span text:style-name="T1">sing Special Operators in Conditions.</text:span></text:p>
      <text:p text:style-name="P2"><text:span text:style-name="T2">1</text:span><text:span text:style-name="T1">)</text:span></text:p>
      <text:p text:style-name="P9"><draw:frame draw:style-name="fr2" draw:name="Image1" text:anchor-type="char" svg:x="0.122cm" svg:y="0.466cm" svg:width="17cm" svg:height="5.542cm" draw:z-index="0"><draw:image xlink:href="Pictures/100000010000063800000207B259C326A17CDA57.png" xlink:type="simple" xlink:show="embed" xlink:actuate="onLoad" draw:mime-type="image/png"/></draw:frame><text:s/></text:p>
      <text:p text:style-name="P5">2)</text:p>
      <text:p text:style-name="P3"><draw:frame draw:style-name="fr2" draw:name="Image2" text:anchor-type="char" svg:x="0.106cm" svg:y="0.231cm" svg:width="17cm" svg:height="3.776cm" draw:z-index="1"><draw:image xlink:href="Pictures/10000001000007350000019A6A47263EA8D07C80.png" xlink:type="simple" xlink:show="embed" xlink:actuate="onLoad" draw:mime-type="image/png"/></draw:frame></text:p>
      <text:p text:style-name="P5">3)</text:p>
      <text:p text:style-name="P3"><draw:frame draw:style-name="fr1" draw:name="Image3" text:anchor-type="char" svg:width="17cm" svg:height="3.022cm" draw:z-index="2"><draw:image xlink:href="Pictures/10000001000007350000014871AC3962FB2BF151.png" xlink:type="simple" xlink:show="embed" xlink:actuate="onLoad" draw:mime-type="image/png"/></draw:frame></text:p>
      <text:p text:style-name="P3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oft-page-break/><text:span text:style-name="T1">4)</text:span></text:p>
      <text:p text:style-name="P7"><text:span text:style-name="T3"/></text:p>
      <text:p text:style-name="P1"><text:span text:style-name="T3">5)</text:span><text:span text:style-name="T1"> <text:s/></text:span><draw:frame draw:style-name="fr2" draw:name="Image4" text:anchor-type="char" svg:x="0.159cm" svg:y="0.291cm" svg:width="17cm" svg:height="5.914cm" draw:z-index="3"><draw:image xlink:href="Pictures/10000001000007350000019F8EE8BF62FAC2B818.png" xlink:type="simple" xlink:show="embed" xlink:actuate="onLoad" draw:mime-type="image/png"/></draw:frame><text:span text:style-name="T1"><text:s text:c="105"/></text:span></text:p>
      <text:p text:style-name="P4"/>
      <text:p text:style-name="P4"><draw:frame draw:style-name="fr1" draw:name="Image5" text:anchor-type="char" svg:width="17cm" svg:height="5.74cm" draw:z-index="4"><draw:image xlink:href="Pictures/10000001000007350000026FD54A789F671F6E7D.png" xlink:type="simple" xlink:show="embed" xlink:actuate="onLoad" draw:mime-type="image/png"/></draw:frame><text:s text:c="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51:00.172670437</meta:creation-date>
    <dc:date>2023-09-13T23:34:13.284437294</dc:date>
    <meta:editing-duration>PT2H40M23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9" meta:word-count="13" meta:character-count="193" meta:non-whitespace-character-count="59"/>
  </office:meta>
</office:document-meta>
</file>